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cm"/>
    </style:style>
    <style:style style:name="co2" style:family="table-column">
      <style:table-column-properties fo:break-before="auto" style:column-width="4.5cm"/>
    </style:style>
    <style:style style:name="co3" style:family="table-column">
      <style:table-column-properties fo:break-before="auto" style:column-width="3.861cm"/>
    </style:style>
    <style:style style:name="co4" style:family="table-column">
      <style:table-column-properties fo:break-before="auto" style:column-width="8.158cm"/>
    </style:style>
    <style:style style:name="co5" style:family="table-column">
      <style:table-column-properties fo:break-before="auto" style:column-width="5.715cm"/>
    </style:style>
    <style:style style:name="co6" style:family="table-column">
      <style:table-column-properties fo:break-before="auto" style:column-width="5.521cm"/>
    </style:style>
    <style:style style:name="co7" style:family="table-column">
      <style:table-column-properties fo:break-before="auto" style:column-width="2.267cm"/>
    </style:style>
    <style:style style:name="ro1" style:family="table-row">
      <style:table-row-properties style:row-height="0.947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3.422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2.579cm" fo:break-before="auto" style:use-optimal-row-height="true"/>
    </style:style>
    <style:style style:name="ro8" style:family="table-row">
      <style:table-row-properties style:row-height="0.473cm" fo:break-before="auto" style:use-optimal-row-height="true"/>
    </style:style>
    <style:style style:name="ta1" style:family="table" style:master-page-name="PageStyle_5f_Feuille_20_1">
      <style:table-properties table:display="true" style:writing-mode="lr-tb"/>
    </style:style>
    <style:style style:name="ce1" style:family="table-cell" style:parent-style-name="Excel_20_Built-in_20_Normal">
      <style:table-cell-properties fo:background-color="#d9d2e9"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 style:family="table-cell" style:parent-style-name="Excel_20_Built-in_20_Normal">
      <style:table-cell-properties style:text-align-source="fix" style:repeat-content="false"/>
      <style:paragraph-properties fo:text-align="start" fo:margin-left="0cm"/>
      <style:text-properties style:font-name="Arial" fo:font-size="10pt" style:font-size-asian="10pt" style:font-size-complex="10pt"/>
    </style:style>
    <style:style style:name="ce3" style:family="table-cell" style:parent-style-name="Default">
      <style:table-cell-properties style:text-align-source="fix" style:repeat-content="false" fo:wrap-option="wrap"/>
      <style:paragraph-properties fo:text-align="start" fo:margin-left="0cm"/>
      <style:text-properties style:font-name="Arial" fo:font-size="10pt" style:font-size-asian="10pt" style:font-size-complex="10pt"/>
    </style:style>
    <style:style style:name="ce4" style:family="table-cell" style:parent-style-name="Excel_20_Built-in_20_Normal">
      <style:table-cell-properties fo:background-color="#d9d2e9"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Excel_20_Built-in_20_Normal">
      <style:table-cell-properties style:text-align-source="fix" style:repeat-content="false"/>
      <style:paragraph-properties fo:text-align="center" fo:margin-left="0cm"/>
      <style:text-properties style:font-name="Arial" fo:font-size="11pt" style:font-size-asian="11pt" style:font-size-complex="11pt"/>
    </style:style>
  </office:automatic-styles>
  <office:body>
    <office:spreadsheet>
      <table:calculation-settings table:case-sensitive="false" table:automatic-find-labels="false" table:use-regular-expressions="false">
        <table:iteration table:maximum-difference="0.0001"/>
      </table:calculation-settings>
      <table:table table:name="Feuille 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1018" table:default-cell-style-name="ce2"/>
        <table:table-row table:style-name="ro1">
          <table:table-cell table:style-name="ce1" office:value-type="string">
            <text:p>Fichier JS</text:p>
          </table:table-cell>
          <table:table-cell table:style-name="ce1" office:value-type="string">
            <text:p>Lignes de code testées</text:p>
          </table:table-cell>
          <table:table-cell table:style-name="ce1" office:value-type="string">
            <text:p>Fonction testée</text:p>
          </table:table-cell>
          <table:table-cell table:style-name="ce4" office:value-type="string">
            <text:p>Résultat attendu</text:p>
          </table:table-cell>
          <table:table-cell table:style-name="ce4" office:value-type="string">
            <text:p>Comment vérifier le résultat attendu</text:p>
          </table:table-cell>
          <table:table-cell table:style-name="ce4" office:value-type="string">
            <text:p>Problème possible</text:p>
          </table:table-cell>
          <table:table-cell table:style-name="ce1" table:number-columns-repeated="20"/>
          <table:table-cell table:style-name="ce7" table:number-columns-repeated="998"/>
        </table:table-row>
        <table:table-row table:style-name="ro2">
          <table:table-cell table:number-columns-repeated="3"/>
          <table:table-cell table:style-name="ce5" table:number-columns-repeated="3"/>
          <table:table-cell table:number-columns-repeated="1018"/>
        </table:table-row>
        <table:table-row table:style-name="ro3">
          <table:table-cell table:style-name="ce3" office:value-type="string">
            <text:p>panier.js</text:p>
          </table:table-cell>
          <table:table-cell table:style-name="ce3" office:value-type="string">
            <text:p>1 à 5</text:p>
          </table:table-cell>
          <table:table-cell table:style-name="ce3" office:value-type="string">
            <text:p>recupererPanier</text:p>
          </table:table-cell>
          <table:table-cell table:style-name="ce3" office:value-type="string">
            <text:p>La fonction doit récupérer l'élément "panier" stocké dans le sessionStorage et retourner sa valeur sous forme de liste d'objets javascript</text:p>
          </table:table-cell>
          <table:table-cell table:style-name="ce3" office:value-type="string">
            <text:p>Appeler la fonction avec différentes valeurs stockées dans le sessionStorage pour contrôler le retour</text:p>
          </table:table-cell>
          <table:table-cell table:style-name="ce3" office:value-type="string">
            <text:p>La récupération du sessionStorage peut retourner une valeur au mauvais format ou incomplète</text:p>
          </table:table-cell>
          <table:table-cell table:style-name="ce3" table:number-columns-repeated="1018"/>
        </table:table-row>
        <table:table-row table:style-name="ro4">
          <table:table-cell office:value-type="string">
            <text:p>panier.js</text:p>
          </table:table-cell>
          <table:table-cell office:value-type="string">
            <text:p>7 à 16</text:p>
          </table:table-cell>
          <table:table-cell office:value-type="string">
            <text:p>existeDansPanier</text:p>
          </table:table-cell>
          <table:table-cell table:style-name="ce6" office:value-type="string">
            <text:p>La fonction doit retourner true si le couple (id, lentille) passé en paramètre existe dans le panier stocké dans le sessionStorage. La fonction retourne false si le couple n'est pas présent ou si le panier du sessionstorage est vide</text:p>
          </table:table-cell>
          <table:table-cell table:style-name="ce6" office:value-type="string">
            <text:p>Appeler la fonction avec différents couples possibles (couple présent, couple absent, couple impossible) et observer la valeur retournée avec un console.log</text:p>
          </table:table-cell>
          <table:table-cell table:style-name="ce6" office:value-type="string">
            <text:p>La valeur retournée pourrait être fausse (true au lieu de false et inversement)</text:p>
          </table:table-cell>
          <table:table-cell table:number-columns-repeated="1018"/>
        </table:table-row>
        <table:table-row table:style-name="ro5">
          <table:table-cell office:value-type="string">
            <text:p>panier.js</text:p>
          </table:table-cell>
          <table:table-cell office:value-type="string">
            <text:p>18 à 36</text:p>
          </table:table-cell>
          <table:table-cell office:value-type="string">
            <text:p>ajouterPanier</text:p>
          </table:table-cell>
          <table:table-cell table:style-name="ce6" office:value-type="string">
            <text:p>La fonction doit vérifier si le couple (id, lentille) passé en paramètre existe dans le panier stocké dans le sessionStorage et augmenter la quantité associée d'une valeur passé en paramètre le cas échéant. Si le couple n'est pas présent dans le panier, la fonction ajoute un élément contenant ce couple (id, lentille) associé à la quantité renseignée en paramètre.</text:p>
          </table:table-cell>
          <table:table-cell table:style-name="ce6" office:value-type="string">
            <text:p>Vérifier le contenu du sessionStorage avant et après l'appel de la fonction pour vérifier le bon ajout.</text:p>
          </table:table-cell>
          <table:table-cell table:style-name="ce6" office:value-type="string">
            <text:p>Une nouvelle entrée pourrait être créée même si le couple (id, lentille) existait déjà dans le panier. L'ajout pourrait ne pas se faire du tout.</text:p>
          </table:table-cell>
          <table:table-cell table:number-columns-repeated="1018"/>
        </table:table-row>
        <table:table-row table:style-name="ro6">
          <table:table-cell office:value-type="string">
            <text:p>panier.js</text:p>
          </table:table-cell>
          <table:table-cell office:value-type="string">
            <text:p>38 à 40</text:p>
          </table:table-cell>
          <table:table-cell office:value-type="string">
            <text:p>viderPanier</text:p>
          </table:table-cell>
          <table:table-cell table:style-name="ce6" office:value-type="string">
            <text:p>La fonction doit supprimer l'élément "panier" stocké dans le sessionStorage</text:p>
          </table:table-cell>
          <table:table-cell table:style-name="ce6" office:value-type="string">
            <text:p>Verifier que l'élément "panier" du sessionStorage est bien supprimé après l'appel de la fonction</text:p>
          </table:table-cell>
          <table:table-cell table:style-name="ce6" office:value-type="string">
            <text:p>L'élément "panier" du sessionStorage pourrait ne pas avoir été supprimé par la fonction</text:p>
          </table:table-cell>
          <table:table-cell table:number-columns-repeated="1018"/>
        </table:table-row>
        <table:table-row table:style-name="ro3">
          <table:table-cell office:value-type="string">
            <text:p>panier.js</text:p>
          </table:table-cell>
          <table:table-cell office:value-type="string">
            <text:p>42 à 47</text:p>
          </table:table-cell>
          <table:table-cell office:value-type="string">
            <text:p>retirerElementPanier</text:p>
          </table:table-cell>
          <table:table-cell table:style-name="ce6" office:value-type="string">
            <text:p>La fonction doit supprimer un item du panier stocké dans le sessionStorage en fonction de l'indice passé en paramètre</text:p>
          </table:table-cell>
          <table:table-cell table:style-name="ce6" office:value-type="string">
            <text:p>Vérifier que l'élément ciblé du panier du sessionStorage a bien été supprimé par l'appel de la fonction</text:p>
          </table:table-cell>
          <table:table-cell table:style-name="ce6" office:value-type="string">
            <text:p>L'élément supprimé pourrait ne pas être celui prévu par l'index indiqué</text:p>
          </table:table-cell>
          <table:table-cell table:number-columns-repeated="1018"/>
        </table:table-row>
        <table:table-row table:style-name="ro3">
          <table:table-cell office:value-type="string">
            <text:p>formulaire.js</text:p>
          </table:table-cell>
          <table:table-cell office:value-type="string">
            <text:p>1 à 26</text:p>
          </table:table-cell>
          <table:table-cell office:value-type="string">
            <text:p>envoiFormulaire</text:p>
          </table:table-cell>
          <table:table-cell table:style-name="ce6" office:value-type="string">
            <text:p>La fonction permet de préparer une requête POST au bon format grâce aux paramètres donnés et de l'envoyer vers l'API afin de valider une commande</text:p>
          </table:table-cell>
          <table:table-cell table:style-name="ce6" office:value-type="string">
            <text:p>Appeler la fonction avec différents paramètres et vérifier les retours de l'API après chaque envoi</text:p>
          </table:table-cell>
          <table:table-cell table:style-name="ce6" office:value-type="string">
            <text:p>Le format de la requête pourrait ne pas être correct. Le lien vers l'API pourrait ne pas se faire correctement</text:p>
          </table:table-cell>
          <table:table-cell table:number-columns-repeated="1018"/>
        </table:table-row>
        <table:table-row table:style-name="ro3">
          <table:table-cell office:value-type="string">
            <text:p>formulaire.js</text:p>
          </table:table-cell>
          <table:table-cell office:value-type="string">
            <text:p>28 à 31</text:p>
          </table:table-cell>
          <table:table-cell office:value-type="string">
            <text:p>validerPrenom</text:p>
          </table:table-cell>
          <table:table-cell table:style-name="ce6" office:value-type="string">
            <text:p>La fonction doit retourner true si la chaîne de caractère passée en argument correspond au pattern définit comme étant acceptable pour un prénom et renvoyer false sinon.</text:p>
          </table:table-cell>
          <table:table-cell table:style-name="ce6" office:value-type="string">
            <text:p>Appeler la fonction avec différentes valeurs de tests (avec ou sans accent et tirets) et regarder le résultat retourné</text:p>
          </table:table-cell>
          <table:table-cell table:style-name="ce6" office:value-type="string">
            <text:p>La valeur retournée pourrait être fausse (true au lieu de false et inversement)</text:p>
          </table:table-cell>
          <table:table-cell table:number-columns-repeated="1018"/>
        </table:table-row>
        <table:table-row table:style-name="ro3">
          <table:table-cell office:value-type="string">
            <text:p>formulaire.js</text:p>
          </table:table-cell>
          <table:table-cell office:value-type="string">
            <text:p>33 à 36</text:p>
          </table:table-cell>
          <table:table-cell office:value-type="string">
            <text:p>validerNom</text:p>
          </table:table-cell>
          <table:table-cell table:style-name="ce6" office:value-type="string">
            <text:p>La fonction doit retourner true si la chaîne de caractère passée en argument correspond au pattern définit comme étant acceptable pour un nom de famille et renvoyer false sinon.</text:p>
          </table:table-cell>
          <table:table-cell table:style-name="ce6" office:value-type="string">
            <text:p>Appeler la fonction avec différentes valeurs de tests et regarder le résultat retourné</text:p>
          </table:table-cell>
          <table:table-cell table:style-name="ce6" office:value-type="string">
            <text:p>La valeur retournée pourrait être fausse (true au lieu de false et inversement)</text:p>
          </table:table-cell>
          <table:table-cell table:number-columns-repeated="1018"/>
        </table:table-row>
        <table:table-row table:style-name="ro3">
          <table:table-cell office:value-type="string">
            <text:p>formulaire.js</text:p>
          </table:table-cell>
          <table:table-cell office:value-type="string">
            <text:p>38 à 41</text:p>
          </table:table-cell>
          <table:table-cell office:value-type="string">
            <text:p>validerAdresse</text:p>
          </table:table-cell>
          <table:table-cell table:style-name="ce6" office:value-type="string">
            <text:p>La fonction doit retourner true si la chaîne de caractère passée en argument correspond au pattern définit comme étant acceptable pour une adresse et renvoyer false sinon.</text:p>
          </table:table-cell>
          <table:table-cell table:style-name="ce6" office:value-type="string">
            <text:p>Appeler la fonction avec différentes valeurs de tests et regarder le résultat retourné</text:p>
          </table:table-cell>
          <table:table-cell table:style-name="ce6" office:value-type="string">
            <text:p>La valeur retournée pourrait être fausse (true au lieu de false et inversement)</text:p>
          </table:table-cell>
          <table:table-cell table:number-columns-repeated="1018"/>
        </table:table-row>
        <table:table-row table:style-name="ro3">
          <table:table-cell office:value-type="string">
            <text:p>formulaire.js</text:p>
          </table:table-cell>
          <table:table-cell office:value-type="string">
            <text:p>43 à 46</text:p>
          </table:table-cell>
          <table:table-cell office:value-type="string">
            <text:p>validerVille</text:p>
          </table:table-cell>
          <table:table-cell table:style-name="ce6" office:value-type="string">
            <text:p>La fonction doit retourner true si la chaîne de caractère passée en argument correspond au pattern définit comme étant acceptable pour une ville et renvoyer false sinon.</text:p>
          </table:table-cell>
          <table:table-cell table:style-name="ce6" office:value-type="string">
            <text:p>Appeler la fonction avec différentes valeurs de tests et regarder le résultat retourné</text:p>
          </table:table-cell>
          <table:table-cell table:style-name="ce6" office:value-type="string">
            <text:p>La valeur retournée pourrait être fausse (true au lieu de false et inversement)</text:p>
          </table:table-cell>
          <table:table-cell table:number-columns-repeated="1018"/>
        </table:table-row>
        <table:table-row table:style-name="ro3">
          <table:table-cell office:value-type="string">
            <text:p>formulaire.js</text:p>
          </table:table-cell>
          <table:table-cell office:value-type="string">
            <text:p>48 à 51</text:p>
          </table:table-cell>
          <table:table-cell office:value-type="string">
            <text:p>validerMail</text:p>
          </table:table-cell>
          <table:table-cell table:style-name="ce6" office:value-type="string">
            <text:p>La fonction doit retourner true si la chaîne de caractère passée en argument correspond au pattern définit comme étant acceptable pour une adresse email et renvoyer false sinon.</text:p>
          </table:table-cell>
          <table:table-cell table:style-name="ce6" office:value-type="string">
            <text:p>Appeler la fonction avec différentes valeurs de tests et regarder le résultat retourné</text:p>
          </table:table-cell>
          <table:table-cell table:style-name="ce6" office:value-type="string">
            <text:p>La valeur retournée pourrait être fausse (true au lieu de false et inversement)</text:p>
          </table:table-cell>
          <table:table-cell table:number-columns-repeated="1018"/>
        </table:table-row>
        <table:table-row table:style-name="ro6">
          <table:table-cell office:value-type="string">
            <text:p>formulaire.js</text:p>
          </table:table-cell>
          <table:table-cell office:value-type="string">
            <text:p>53 à 75</text:p>
          </table:table-cell>
          <table:table-cell office:value-type="string">
            <text:p>validerFormulaire</text:p>
          </table:table-cell>
          <table:table-cell table:style-name="ce6" office:value-type="string">
            <text:p>La fonction doit retourner true si tous les champs prévus par le formulaire sont corrects et retourner false si au moins un champ prévu est inccorect</text:p>
          </table:table-cell>
          <table:table-cell table:style-name="ce6" office:value-type="string">
            <text:p>Appeler la fonction avec différentes valeurs de tests et regarder le résultat retourné</text:p>
          </table:table-cell>
          <table:table-cell table:style-name="ce6" office:value-type="string">
            <text:p>La valeur retournée pourrait être fausse (true au lieu de false et inversement)</text:p>
          </table:table-cell>
          <table:table-cell table:number-columns-repeated="1018"/>
        </table:table-row>
        <table:table-row table:style-name="ro3">
          <table:table-cell office:value-type="string">
            <text:p>affichePanier.js</text:p>
          </table:table-cell>
          <table:table-cell office:value-type="string">
            <text:p>4 à 25</text:p>
          </table:table-cell>
          <table:table-cell office:value-type="string">
            <text:p>calculertotal</text:p>
          </table:table-cell>
          <table:table-cell table:style-name="ce6" office:value-type="string">
            <text:p>La fonction récupère dans l'API les valeurs de chaque élément présent dans le panier et les ajoute afin de calculer le montant total des objets ajoutés au panier avant de le retourner</text:p>
          </table:table-cell>
          <table:table-cell table:style-name="ce6" office:value-type="string">
            <text:p>Appeler la fonction avec des listes d'éléments différents afin de vérifier que le calcul effectué est correct</text:p>
          </table:table-cell>
          <table:table-cell table:style-name="ce6" office:value-type="string">
            <text:p>La récupération du prix des éléments peut impliquer des erreur. Le calcul du total peut également être erroné</text:p>
          </table:table-cell>
          <table:table-cell table:number-columns-repeated="1018"/>
        </table:table-row>
        <table:table-row table:style-name="ro3">
          <table:table-cell office:value-type="string">
            <text:p>affichePanier.js</text:p>
          </table:table-cell>
          <table:table-cell office:value-type="string">
            <text:p>27 à 40</text:p>
          </table:table-cell>
          <table:table-cell office:value-type="string">
            <text:p>listeId</text:p>
          </table:table-cell>
          <table:table-cell table:style-name="ce6" office:value-type="string">
            <text:p>La fonction récupère chaque élément du panier et stocke son identifiant dans une liste. Cette liste constitue le retour de la fonction</text:p>
          </table:table-cell>
          <table:table-cell table:style-name="ce6" office:value-type="string">
            <text:p>Appeler la fonction avec des listes d'éléments différents afin de vérifier que tous les identifiants sont bien stockés et retournés</text:p>
          </table:table-cell>
          <table:table-cell table:style-name="ce6" office:value-type="string">
            <text:p>Certains identifiants peuvent ne pas se retrouver dans la liste.</text:p>
          </table:table-cell>
          <table:table-cell table:number-columns-repeated="1018"/>
        </table:table-row>
        <table:table-row table:style-name="ro4">
          <table:table-cell office:value-type="string">
            <text:p>affichePanier.js</text:p>
          </table:table-cell>
          <table:table-cell office:value-type="string">
            <text:p>42 à 62</text:p>
          </table:table-cell>
          <table:table-cell office:value-type="string">
            <text:p>ajouterLigne</text:p>
          </table:table-cell>
          <table:table-cell table:style-name="ce6" office:value-type="string">
            <text:p>La fonction récupère un élément et les informations qui lui sont associées afin de créer une ligne de tableau affichant le nom, option de personnalisation, nombre commandé et prix dans la page panier.html</text:p>
          </table:table-cell>
          <table:table-cell table:style-name="ce6" office:value-type="string">
            <text:p>Appeler la fonction avec des éléments et informations diverses afin de vérifier leur bon affichage</text:p>
          </table:table-cell>
          <table:table-cell table:style-name="ce6" office:value-type="string">
            <text:p>Certaines informations pourraient ne pas apparaître ou être incorrectes</text:p>
          </table:table-cell>
          <table:table-cell table:number-columns-repeated="1018"/>
        </table:table-row>
        <table:table-row table:style-name="ro4">
          <table:table-cell office:value-type="string">
            <text:p>affichePanier.js</text:p>
          </table:table-cell>
          <table:table-cell office:value-type="string">
            <text:p>64 à 72</text:p>
          </table:table-cell>
          <table:table-cell office:value-type="string">
            <text:p>creerResetBouton</text:p>
          </table:table-cell>
          <table:table-cell table:style-name="ce6" office:value-type="string">
            <text:p>La fonction doit créer un lien menant vers la page index.html en tant que descendant du parent passé en paramètre. L'activation de ce lien doit également appeler la fonction viderPanier</text:p>
          </table:table-cell>
          <table:table-cell table:style-name="ce6" office:value-type="string">
            <text:p>Vérifier sur la page html générée que le lien est bien présent à l'emplacement où la fonction a été appelée et que les actions à l'activation sont correcte</text:p>
          </table:table-cell>
          <table:table-cell table:style-name="ce6" office:value-type="string">
            <text:p>Le lien pourrait ne pas avoir le bon parent ou ne pas appeler la fonction viderPanier correctement à l'activation</text:p>
          </table:table-cell>
          <table:table-cell table:number-columns-repeated="1018"/>
        </table:table-row>
        <table:table-row table:style-name="ro3">
          <table:table-cell office:value-type="string">
            <text:p>affichePanier.js</text:p>
          </table:table-cell>
          <table:table-cell office:value-type="string">
            <text:p>74 à 88</text:p>
          </table:table-cell>
          <table:table-cell office:value-type="string">
            <text:p>prepareFormulaire</text:p>
          </table:table-cell>
          <table:table-cell table:style-name="ce5" office:value-type="string">
            <text:p>La fonction récupère les valeurs des différents champs passé dans le formulaire de commande, vérifie leur exactitude et effectue l'envoi du formulaire si les données sont correctes.</text:p>
          </table:table-cell>
          <table:table-cell table:style-name="ce5" office:value-type="string">
            <text:p>Appeler la fonction avec différentes valeurs dans les champs du formulaire pour valider la bonne récupération.</text:p>
          </table:table-cell>
          <table:table-cell table:style-name="ce5" office:value-type="string">
            <text:p>Les informations récupérées pourraient être faussées par une mauvaise manipulation</text:p>
          </table:table-cell>
          <table:table-cell table:number-columns-repeated="1018"/>
        </table:table-row>
        <table:table-row table:style-name="ro7">
          <table:table-cell office:value-type="string">
            <text:p>index.js</text:p>
          </table:table-cell>
          <table:table-cell office:value-type="string">
            <text:p>3 à 12</text:p>
          </table:table-cell>
          <table:table-cell office:value-type="string">
            <text:p>creerProduit</text:p>
          </table:table-cell>
          <table:table-cell table:style-name="ce5" office:value-type="string">
            <text:p>La fonction récupère les données d'un produit envoyer par l'API afin de créer une carte le présentant sur la page d'accueil du site. Cette carte ainsi créer doit également comporter un lien permettant de se rendre sur une page plus détaillée pour ce produit.</text:p>
          </table:table-cell>
          <table:table-cell table:style-name="ce5" office:value-type="string">
            <text:p>Appeler la fonction avec plusieurs produits afin de vérifier le bon affichage des cartes créées.</text:p>
          </table:table-cell>
          <table:table-cell table:style-name="ce5" office:value-type="string">
            <text:p>Des informations importantes pourraient ne pas apparaître sur la carte ou le lien pourrait ne pas fonctionner.</text:p>
          </table:table-cell>
          <table:table-cell table:number-columns-repeated="1018"/>
        </table:table-row>
        <table:table-row table:style-name="ro3">
          <table:table-cell office:value-type="string">
            <text:p>produit.js</text:p>
          </table:table-cell>
          <table:table-cell office:value-type="string">
            <text:p>8 à 13</text:p>
          </table:table-cell>
          <table:table-cell office:value-type="string">
            <text:p>ajouterLentille</text:p>
          </table:table-cell>
          <table:table-cell table:style-name="ce5" office:value-type="string">
            <text:p>La fonction prends la valeur de la lentille passée en paramètre et la rajoute comme option du menu déroulant du champ de personnalisation</text:p>
          </table:table-cell>
          <table:table-cell table:style-name="ce5" office:value-type="string">
            <text:p>Appeler la fonction avec différentes valeur et vérifier dans le code html la bonne intégration de chaque valeur</text:p>
          </table:table-cell>
          <table:table-cell table:style-name="ce5" office:value-type="string">
            <text:p>La valeur pourrait mal s'afficher ou ne pas être récupérable lors de la commande du produit.</text:p>
          </table:table-cell>
          <table:table-cell table:number-columns-repeated="1018"/>
        </table:table-row>
        <table:table-row table:style-name="ro3">
          <table:table-cell office:value-type="string">
            <text:p>produit.js</text:p>
          </table:table-cell>
          <table:table-cell office:value-type="string">
            <text:p>15 à 41</text:p>
          </table:table-cell>
          <table:table-cell office:value-type="string">
            <text:p>afficherProduit</text:p>
          </table:table-cell>
          <table:table-cell table:style-name="ce5" office:value-type="string">
            <text:p>La fonction prend en argument les informations d'un produit et les affiche dans la page personnalisée pour ce produit.</text:p>
          </table:table-cell>
          <table:table-cell table:style-name="ce5" office:value-type="string">
            <text:p>Appeler la fonction sur des produits différents afin de vérifier l'affichage de toutes les informations</text:p>
          </table:table-cell>
          <table:table-cell table:style-name="ce5" office:value-type="string">
            <text:p>Certaines informations pourraient ne pas apparaître ou être incorrectes</text:p>
          </table:table-cell>
          <table:table-cell table:number-columns-repeated="1018"/>
        </table:table-row>
        <table:table-row table:style-name="ro3">
          <table:table-cell office:value-type="string">
            <text:p>produit.js</text:p>
          </table:table-cell>
          <table:table-cell office:value-type="string">
            <text:p>43 à 56</text:p>
          </table:table-cell>
          <table:table-cell office:value-type="string">
            <text:p>commanderProduit</text:p>
          </table:table-cell>
          <table:table-cell table:style-name="ce5" office:value-type="string">
            <text:p>La fonction récupère les informations des champs de personnalisation et de quantité voulue avant de rajouter le produit dans le panier stocké dans le sessionStorage</text:p>
          </table:table-cell>
          <table:table-cell table:style-name="ce5" office:value-type="string">
            <text:p>Appeler la fonction avec des valeurs de personnalisation et de quantité différentes pour valider la bonne récupération</text:p>
          </table:table-cell>
          <table:table-cell table:style-name="ce5" office:value-type="string">
            <text:p>Les valeurs récupérées pourraient ne pas être correctement récupérées.</text:p>
          </table:table-cell>
          <table:table-cell table:number-columns-repeated="1018"/>
        </table:table-row>
        <table:table-row table:style-name="ro8">
          <table:table-cell office:value-type="string">
            <text:p>produit.js</text:p>
          </table:table-cell>
          <table:table-cell table:number-columns-repeated="2"/>
          <table:table-cell table:style-name="ce5" table:number-columns-repeated="3"/>
          <table:table-cell table:number-columns-repeated="1018"/>
        </table:table-row>
        <table:table-row table:style-name="ro8">
          <table:table-cell office:value-type="string">
            <text:p>produit.js</text:p>
          </table:table-cell>
          <table:table-cell table:number-columns-repeated="2"/>
          <table:table-cell table:style-name="ce5" table:number-columns-repeated="3"/>
          <table:table-cell table:number-columns-repeated="1018"/>
        </table:table-row>
        <table:table-row table:style-name="ro8">
          <table:table-cell office:value-type="string">
            <text:p>produit.js</text:p>
          </table:table-cell>
          <table:table-cell table:number-columns-repeated="2"/>
          <table:table-cell table:style-name="ce5" table:number-columns-repeated="3"/>
          <table:table-cell table:number-columns-repeated="1018"/>
        </table:table-row>
        <table:table-row table:style-name="ro8">
          <table:table-cell office:value-type="string">
            <text:p>produit.js</text:p>
          </table:table-cell>
          <table:table-cell table:number-columns-repeated="2"/>
          <table:table-cell table:style-name="ce5" table:number-columns-repeated="3"/>
          <table:table-cell table:number-columns-repeated="1018"/>
        </table:table-row>
        <table:table-row table:style-name="ro8">
          <table:table-cell office:value-type="string">
            <text:p>produit.js</text:p>
          </table:table-cell>
          <table:table-cell table:number-columns-repeated="2"/>
          <table:table-cell table:style-name="ce5" table:number-columns-repeated="3"/>
          <table:table-cell table:number-columns-repeated="1018"/>
        </table:table-row>
        <table:table-row table:style-name="ro8" table:number-rows-repeated="967">
          <table:table-cell table:number-columns-repeated="3"/>
          <table:table-cell table:style-name="ce5" table:number-columns-repeated="3"/>
          <table:table-cell table:number-columns-repeated="1018"/>
        </table:table-row>
        <table:table-row table:style-name="ro8" table:number-rows-repeated="1047580">
          <table:table-cell table:number-columns-repeated="1024"/>
        </table:table-row>
        <table:table-row table:style-name="ro8">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9-09">09/09/2021</text:date>, <text:time>17:48:29</text:time></text:p>
        </style:region-right>
      </style:header>
      <style:header-left style:display="false"/>
      <style:footer>
        <text:p>Page <text:page-number>1</text:page-number> /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dc:date>2021-09-09T17:48:29.74</dc:date>
    <dc:creator>Sylvain Yvonneau</dc:creator>
    <meta:editing-duration>PT11H20M40S</meta:editing-duration>
    <meta:editing-cycles>9</meta:editing-cycles>
    <meta:document-statistic meta:table-count="1" meta:cell-count="137" meta:object-count="0"/>
  </office:meta>
</office:document-meta>
</file>